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cc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0000cc"/>
    </style:style>
    <style:style style:name="ce9" style:family="table-cell" style:parent-style-name="Default" style:data-style-name="N61"/>
    <style:style style:name="ce10" style:family="table-cell" style:parent-style-name="Default" style:data-style-name="N125">
      <style:text-properties fo:color="#cc0000"/>
    </style:style>
    <style:style style:name="ce11" style:family="table-cell" style:parent-style-name="Default" style:data-style-name="N125">
      <style:table-cell-properties fo:border-bottom="0.06pt solid #000000" fo:border-left="none" fo:border-right="none" fo:border-top="none"/>
      <style:text-properties fo:color="#0000cc"/>
    </style:style>
    <style:style style:name="ce12" style:family="table-cell" style:parent-style-name="Default" style:data-style-name="N0"/>
    <style:style style:name="ce13" style:family="table-cell" style:parent-style-name="Default" style:data-style-name="N128">
      <style:text-properties fo:color="#cc0000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fo:color="#0000cc"/>
    </style:style>
    <style:style style:name="ce15" style:family="table-cell" style:parent-style-name="Default" style:data-style-name="N126">
      <style:text-properties fo:color="#cc0000"/>
    </style:style>
    <style:style style:name="ce16" style:family="table-cell" style:parent-style-name="Default" style:data-style-name="N126">
      <style:table-cell-properties fo:border-bottom="0.06pt solid #000000" fo:border-left="none" fo:border-right="none" fo:border-top="none"/>
      <style:text-properties fo:color="#0000cc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color="#0000cc"/>
    </style:style>
    <style:style style:name="ce21" style:family="table-cell" style:parent-style-name="Default" style:data-style-name="N125">
      <style:table-cell-properties fo:border-bottom="none" fo:border-left="none" fo:border-right="0.06pt solid #000000" fo:border-top="none"/>
      <style:text-properties fo:color="#cc0000"/>
    </style:style>
    <style:style style:name="ce22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fo:color="#0000cc"/>
    </style:style>
    <style:style style:name="ce23" style:family="table-cell" style:parent-style-name="Default" style:data-style-name="N128">
      <style:table-cell-properties fo:border-bottom="none" fo:border-left="none" fo:border-right="0.06pt solid #000000" fo:border-top="none"/>
      <style:text-properties fo:color="#cc0000"/>
    </style:style>
    <style:style style:name="ce24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color="#0000cc"/>
    </style:style>
    <style:style style:name="ce25" style:family="table-cell" style:parent-style-name="Default" style:data-style-name="N126">
      <style:table-cell-properties fo:border-bottom="none" fo:border-left="none" fo:border-right="0.06pt solid #000000" fo:border-top="none"/>
      <style:text-properties fo:color="#cc0000"/>
    </style:style>
    <style:style style:name="ce2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0000cc"/>
    </style:style>
    <style:style style:name="ce56" style:family="table-cell" style:parent-style-name="Default" style:data-style-name="N1">
      <style:text-properties fo:color="#cc0000"/>
    </style:style>
    <style:style style:name="ce57" style:family="table-cell" style:parent-style-name="Default" style:data-style-name="N129">
      <style:table-cell-properties fo:border-bottom="0.06pt solid #000000" fo:border-left="none" fo:border-right="none" fo:border-top="none"/>
      <style:text-properties fo:color="#0000cc"/>
    </style:style>
    <style:style style:name="ce58" style:family="table-cell" style:parent-style-name="Default" style:data-style-name="N2">
      <style:text-properties fo:color="#cc0000"/>
    </style:style>
    <style:style style:name="ce59" style:family="table-cell" style:parent-style-name="Default" style:data-style-name="N2">
      <style:table-cell-properties fo:border-bottom="0.06pt solid #000000" fo:border-left="none" fo:border-right="none" fo:border-top="none"/>
      <style:text-properties fo:color="#0000cc"/>
    </style:style>
    <style:style style:name="ce60" style:family="table-cell" style:parent-style-name="Default" style:data-style-name="N127">
      <style:text-properties fo:color="#cc0000"/>
    </style:style>
    <style:style style:name="ce61" style:family="table-cell" style:parent-style-name="Default" style:data-style-name="N127">
      <style:table-cell-properties fo:border-bottom="0.06pt solid #000000" fo:border-left="none" fo:border-right="none" fo:border-top="none"/>
      <style:text-properties fo:color="#0000cc"/>
    </style:style>
    <style:style style:name="ce62" style:family="table-cell" style:parent-style-name="Default" style:data-style-name="N1">
      <style:table-cell-properties fo:border-bottom="0.06pt solid #000000" fo:border-left="none" fo:border-right="none" fo:border-top="none"/>
      <style:text-properties fo:color="#0000cc"/>
    </style:style>
  </office:automatic-styles>
  <office:body>
    <office:spreadsheet>
      <table:calculation-settings table:automatic-find-labels="false"/>
      <table:table table:name="Den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.0009" calcext:value-type="float">
            <text:p>0.0009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.0004" calcext:value-type="float">
            <text:p>0.0004</text:p>
          </table:table-cell>
          <table:table-cell table:style-name="ce7" office:value-type="float" office:value="0.0008" calcext:value-type="float">
            <text:p>0.0008</text:p>
          </table:table-cell>
          <table:table-cell table:style-name="ce19" office:value-type="float" office:value="0.0001" calcext:value-type="float">
            <text:p>0.00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3991" calcext:value-type="float">
            <text:p>0.3991</text:p>
          </table:table-cell>
          <table:table-cell table:style-name="ce8" office:value-type="float" office:value="0.3993" calcext:value-type="float">
            <text:p>0.3993</text:p>
          </table:table-cell>
          <table:table-cell table:style-name="ce8" office:value-type="float" office:value="0.4996" calcext:value-type="float">
            <text:p>0.4996</text:p>
          </table:table-cell>
          <table:table-cell table:style-name="ce8" office:value-type="float" office:value="0.9992" calcext:value-type="float">
            <text:p>0.9992</text:p>
          </table:table-cell>
          <table:table-cell table:style-name="ce20" office:value-type="float" office:value="0.7999" calcext:value-type="float">
            <text:p>0.79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:.F2]/(SQRT([.B5:.F5]+[.B2:.F2]^2)+[.B14])*[.B13]" office:value-type="float" office:value="0.000668964726650074" calcext:value-type="float">
            <text:p>0.000669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10" office:value-type="float" office:value="0.000431331088162591" calcext:value-type="float">
            <text:p>0.000431</text:p>
          </table:table-cell>
          <table:table-cell table:style-name="ce10" office:value-type="float" office:value="0.0009999999875" calcext:value-type="float">
            <text:p>0.001000</text:p>
          </table:table-cell>
          <table:table-cell table:style-name="ce21" office:value-type="float" office:value="0.000218217885474088" calcext:value-type="float">
            <text:p>0.000218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15:.F15]" office:value-type="float" office:value="0.39933103527335" calcext:value-type="float">
            <text:p>0.399331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11" office:value-type="float" office:value="0.499568668911837" calcext:value-type="float">
            <text:p>0.499569</text:p>
          </table:table-cell>
          <table:table-cell table:style-name="ce11" office:value-type="float" office:value="0.9990000000125" calcext:value-type="float">
            <text:p>0.999000</text:p>
          </table:table-cell>
          <table:table-cell table:style-name="ce22" office:value-type="float" office:value="0.799781782114526" calcext:value-type="float">
            <text:p>0.79978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([.B4:.F4]*[.B20]+[.B2:.F2]*(1-[.B20]))/(SQRT([.B5:.F5]*[.B21]+[.B2:.F2]^2*(1-[.B21]))+[.B22])*[.B19]" office:value-type="float" office:value="0.000720068402547175" calcext:value-type="float">
            <text:p>0.000720</text:p>
          </table:table-cell>
          <table:table-cell table:style-name="ce10" office:value-type="float" office:value="0.00124895915601636" calcext:value-type="float">
            <text:p>0.001249</text:p>
          </table:table-cell>
          <table:table-cell table:style-name="ce10" office:value-type="float" office:value="0.000585888040557938" calcext:value-type="float">
            <text:p>0.000586</text:p>
          </table:table-cell>
          <table:table-cell table:style-name="ce10" office:value-type="float" office:value="0.0138349592944888" calcext:value-type="float">
            <text:p>0.013835</text:p>
          </table:table-cell>
          <table:table-cell table:style-name="ce21" office:value-type="float" office:value="0.00042505485525098" calcext:value-type="float">
            <text:p>0.00042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3:.F23]" office:value-type="float" office:value="0.399279931597453" calcext:value-type="float">
            <text:p>0.399280</text:p>
          </table:table-cell>
          <table:table-cell table:style-name="ce11" office:value-type="float" office:value="0.398751040843984" calcext:value-type="float">
            <text:p>0.398751</text:p>
          </table:table-cell>
          <table:table-cell table:style-name="ce11" office:value-type="float" office:value="0.499414111959442" calcext:value-type="float">
            <text:p>0.499414</text:p>
          </table:table-cell>
          <table:table-cell table:style-name="ce11" office:value-type="float" office:value="0.986165040705511" calcext:value-type="float">
            <text:p>0.986165</text:p>
          </table:table-cell>
          <table:table-cell table:style-name="ce22" office:value-type="float" office:value="0.799574945144749" calcext:value-type="float">
            <text:p>0.79957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3" table:number-matrix-columns-spanned="5" table:number-matrix-rows-spanned="1" table:formula="of:=[.B2:.F2]*[.B27]+[.B4:.F4]*[.B28]" office:value-type="float" office:value="0.6309" calcext:value-type="float">
            <text:p>0.6309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13" office:value-type="float" office:value="0.4504" calcext:value-type="float">
            <text:p>0.4504</text:p>
          </table:table-cell>
          <table:table-cell table:style-name="ce13" office:value-type="float" office:value="0.2708" calcext:value-type="float">
            <text:p>0.2708</text:p>
          </table:table-cell>
          <table:table-cell table:style-name="ce23" office:value-type="float" office:value="0.1801" calcext:value-type="float">
            <text:p>0.18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4" table:number-matrix-columns-spanned="5" table:number-matrix-rows-spanned="1" table:formula="of:=[.$B$1:.$F$1]-[.B29:.F29]" office:value-type="float" office:value="-0.2309" calcext:value-type="float">
            <text:p>-0.2309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14" office:value-type="float" office:value="0.0496" calcext:value-type="float">
            <text:p>0.0496</text:p>
          </table:table-cell>
          <table:table-cell table:style-name="ce14" office:value-type="float" office:value="0.7292" calcext:value-type="float">
            <text:p>0.7292</text:p>
          </table:table-cell>
          <table:table-cell table:style-name="ce24" office:value-type="float" office:value="0.6199" calcext:value-type="float">
            <text:p>0.61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-[.B4:.F4]*[.B34]+([.B2:.F2]*[.B33]+[.B4:.F4]*[.B34])*(1+[.B34])" office:value-type="float" office:value="0.56871" calcext:value-type="float">
            <text:p>0.56871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15" office:value-type="float" office:value="0.40576" calcext:value-type="float">
            <text:p>0.40576</text:p>
          </table:table-cell>
          <table:table-cell table:style-name="ce15" office:value-type="float" office:value="0.24452" calcext:value-type="float">
            <text:p>0.24452</text:p>
          </table:table-cell>
          <table:table-cell table:style-name="ce25" office:value-type="float" office:value="0.16219" calcext:value-type="float">
            <text:p>0.1621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6" table:number-matrix-columns-spanned="5" table:number-matrix-rows-spanned="1" table:formula="of:=[.$B$1:.$F$1]-[.B35:.F35]" office:value-type="float" office:value="-0.16871" calcext:value-type="float">
            <text:p>-0.16871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16" office:value-type="float" office:value="0.0942400000000001" calcext:value-type="float">
            <text:p>0.09424</text:p>
          </table:table-cell>
          <table:table-cell table:style-name="ce16" office:value-type="float" office:value="0.75548" calcext:value-type="float">
            <text:p>0.75548</text:p>
          </table:table-cell>
          <table:table-cell table:style-name="ce26" office:value-type="float" office:value="0.63781" calcext:value-type="float">
            <text:p>0.637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39]*[.B2:.F2]/(SQRT([.B5:.F5]*[.B40]+([.B2:.F2])^2*(1-[.B40]))+[.B41])" office:value-type="float" office:value="0.000908672881792808" calcext:value-type="float">
            <text:p>0.000909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10" office:value-type="float" office:value="0.000497671982599163" calcext:value-type="float">
            <text:p>0.000498</text:p>
          </table:table-cell>
          <table:table-cell table:style-name="ce10" office:value-type="float" office:value="0.00316226516021779" calcext:value-type="float">
            <text:p>0.003162</text:p>
          </table:table-cell>
          <table:table-cell table:style-name="ce21" office:value-type="float" office:value="0.000235049694876245" calcext:value-type="float">
            <text:p>0.00023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42:.F42]" office:value-type="float" office:value="0.399091327118207" calcext:value-type="float">
            <text:p>0.399091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11" office:value-type="float" office:value="0.499502328017401" calcext:value-type="float">
            <text:p>0.499502</text:p>
          </table:table-cell>
          <table:table-cell table:style-name="ce11" office:value-type="float" office:value="0.996837734839782" calcext:value-type="float">
            <text:p>0.996838</text:p>
          </table:table-cell>
          <table:table-cell table:style-name="ce22" office:value-type="float" office:value="0.799764950305124" calcext:value-type="float">
            <text:p>0.799765</text:p>
          </table:table-cell>
        </table:table-row>
      </table:table>
      <table:table table:name="Spar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3" calcext:value-type="float">
            <text:p>0.00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4" calcext:value-type="float">
            <text:p>0.4</text:p>
          </table:table-cell>
          <table:table-cell table:style-name="ce14" office:value-type="float" office:value="0.3993" calcext:value-type="float">
            <text:p>0.399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7" calcext:value-type="float">
            <text:p>0.79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2:.F2]/(SQRT([.B5:.F5]+[.B2:.F2]^2)+[.B14])*[.B13]" office:value-type="float" office:value="0" calcext:value-type="float">
            <text:p>0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1" office:value-type="float" office:value="0.000557086004186328" calcext:value-type="float">
            <text:p>0.0005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15:.F15]" office:value-type="float" office:value="0.4" calcext:value-type="float">
            <text:p>0.4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57" office:value-type="float" office:value="0.5" calcext:value-type="float">
            <text:p>0.5</text:p>
          </table:table-cell>
          <table:table-cell table:style-name="ce62" office:value-type="float" office:value="1" calcext:value-type="float">
            <text:p>1</text:p>
          </table:table-cell>
          <table:table-cell table:style-name="ce22" office:value-type="float" office:value="0.799442913995814" calcext:value-type="float">
            <text:p>0.7994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([.B4:.F4]*[.B20]+[.B2:.F2]*(1-[.B20]))/(SQRT([.B5:.F5]*[.B21]+[.B2:.F2]^2*(1-[.B21]))+[.B22])*[.B19]" office:value-type="float" office:value="0.000630315230140741" calcext:value-type="float">
            <text:p>0.00063</text:p>
          </table:table-cell>
          <table:table-cell table:style-name="ce10" office:value-type="float" office:value="0.00124895915601636" calcext:value-type="float">
            <text:p>0.001249</text:p>
          </table:table-cell>
          <table:table-cell table:style-name="ce10" office:value-type="float" office:value="0.000538121996065625" calcext:value-type="float">
            <text:p>0.000538</text:p>
          </table:table-cell>
          <table:table-cell table:style-name="ce56" office:value-type="float" office:value="27000" calcext:value-type="float">
            <text:p>27000</text:p>
          </table:table-cell>
          <table:table-cell table:style-name="ce25" office:value-type="float" office:value="0.000469703450986636" calcext:value-type="float">
            <text:p>0.0004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6" table:number-matrix-columns-spanned="5" table:number-matrix-rows-spanned="1" table:formula="of:=[.$B$1:.$F$1]-[.B23:.F23]" office:value-type="float" office:value="0.399369684769859" calcext:value-type="float">
            <text:p>0.39937</text:p>
          </table:table-cell>
          <table:table-cell table:style-name="ce11" office:value-type="float" office:value="0.398751040843984" calcext:value-type="float">
            <text:p>0.398751</text:p>
          </table:table-cell>
          <table:table-cell table:style-name="ce11" office:value-type="float" office:value="0.499461878003934" calcext:value-type="float">
            <text:p>0.499462</text:p>
          </table:table-cell>
          <table:table-cell table:style-name="ce62" office:value-type="float" office:value="-26999" calcext:value-type="float">
            <text:p>-26999</text:p>
          </table:table-cell>
          <table:table-cell table:style-name="ce26" office:value-type="float" office:value="0.799530296549013" calcext:value-type="float">
            <text:p>0.7995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8" table:number-matrix-columns-spanned="5" table:number-matrix-rows-spanned="1" table:formula="of:=[.B2:.F2]*[.B27]+[.B4:.F4]*[.B28]" office:value-type="float" office:value="0.63" calcext:value-type="float">
            <text:p>0.63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58" office:value-type="float" office:value="0.45" calcext:value-type="float">
            <text:p>0.45</text:p>
          </table:table-cell>
          <table:table-cell table:style-name="ce58" office:value-type="float" office:value="0.27" calcext:value-type="float">
            <text:p>0.27</text:p>
          </table:table-cell>
          <table:table-cell table:style-name="ce23" office:value-type="float" office:value="0.1803" calcext:value-type="float">
            <text:p>0.18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9" table:number-matrix-columns-spanned="5" table:number-matrix-rows-spanned="1" table:formula="of:=[.$B$1:.$F$1]-[.B29:.F29]" office:value-type="float" office:value="-0.23" calcext:value-type="float">
            <text:p>-0.23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73" calcext:value-type="float">
            <text:p>0.73</text:p>
          </table:table-cell>
          <table:table-cell table:style-name="ce24" office:value-type="float" office:value="0.6197" calcext:value-type="float">
            <text:p>0.61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60" table:number-matrix-columns-spanned="5" table:number-matrix-rows-spanned="1" table:formula="of:=-[.B4:.F4]*[.B34]+([.B2:.F2]*[.B33]+[.B4:.F4]*[.B34])*(1+[.B34])" office:value-type="float" office:value="0.567" calcext:value-type="float">
            <text:p>0.567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60" office:value-type="float" office:value="0.405" calcext:value-type="float">
            <text:p>0.405</text:p>
          </table:table-cell>
          <table:table-cell table:style-name="ce60" office:value-type="float" office:value="0.243" calcext:value-type="float">
            <text:p>0.243</text:p>
          </table:table-cell>
          <table:table-cell table:style-name="ce25" office:value-type="float" office:value="0.16257" calcext:value-type="float">
            <text:p>0.162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61" table:number-matrix-columns-spanned="5" table:number-matrix-rows-spanned="1" table:formula="of:=[.$B$1:.$F$1]-[.B35:.F35]" office:value-type="float" office:value="-0.167" calcext:value-type="float">
            <text:p>-0.167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61" office:value-type="float" office:value="0.095" calcext:value-type="float">
            <text:p>0.095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26" office:value-type="float" office:value="0.63743" calcext:value-type="float">
            <text:p>0.637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56" table:number-matrix-columns-spanned="5" table:number-matrix-rows-spanned="1" table:formula="of:=[.B39]*[.B2:.F2]/(SQRT([.B5:.F5]*[.B40]+([.B2:.F2])^2*(1-[.B40]))+[.B41])" office:value-type="float" office:value="0" calcext:value-type="float">
            <text:p>0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5" office:value-type="float" office:value="0.000690063972044418" calcext:value-type="float">
            <text:p>0.0006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57" table:number-matrix-columns-spanned="5" table:number-matrix-rows-spanned="1" table:formula="of:=[.$B$1:.$F$1]-[.B42:.F42]" office:value-type="float" office:value="0.4" calcext:value-type="float">
            <text:p>0.4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.0</text:p>
          </table:table-cell>
          <table:table-cell table:style-name="ce26" office:value-type="float" office:value="0.799309936027956" calcext:value-type="float">
            <text:p>0.79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7:52:20.60469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6:21.408316373</meta:creation-date>
    <dc:date>2019-03-28T19:07:46.406705865</dc:date>
    <meta:editing-duration>PT3H17M12S</meta:editing-duration>
    <meta:editing-cycles>13</meta:editing-cycles>
    <meta:generator>LibreOffice/6.0.7.3$Linux_X86_64 LibreOffice_project/00m0$Build-3</meta:generator>
    <meta:document-statistic meta:table-count="2" meta:cell-count="260" meta:object-count="0"/>
  </office:meta>
</office:document-meta>
</file>